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ans-Bold" svg:font-family="OpenSans-Bold, 'Open Sans', 'Open Sans', MS-Gothic"/>
    <style:font-face style:name="OpenSans-Regular" svg:font-family="OpenSans-Regular, 'Open Sans', 'Open Sans', MS-Gothic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style:line-height-at-least="0.794cm" fo:text-align="start" style:justify-single-word="false" fo:orphans="2" fo:widows="2"/>
      <style:text-properties fo:color="#4f6886" style:text-line-through-style="none" style:font-name="OpenSans-Regular" fo:font-size="15pt" fo:letter-spacing="normal" style:text-underline-style="none" fo:font-weight="normal" style:text-blinking="false"/>
    </style:style>
    <style:style style:name="P2" style:family="paragraph" style:parent-style-name="Preformatted_20_Text">
      <style:paragraph-properties fo:margin-left="0cm" fo:margin-right="0cm" style:line-height-at-least="0.714cm" fo:text-align="start" style:justify-single-word="false" fo:orphans="2" fo:widows="2" fo:text-indent="0cm" style:auto-text-indent="false"/>
      <style:text-properties fo:color="#4f6886" style:text-line-through-style="none" style:font-name="OpenSans-Regular" fo:font-size="15pt" fo:letter-spacing="normal" style:text-underline-style="none" fo:font-weight="normal" style:text-blinking="false"/>
    </style:style>
    <style:style style:name="P3" style:family="paragraph" style:parent-style-name="Preformatted_20_Text">
      <style:paragraph-properties fo:margin-top="0cm" fo:margin-bottom="0.499cm" style:line-height-at-least="0.714cm" fo:text-align="start" style:justify-single-word="false" fo:orphans="2" fo:widows="2"/>
      <style:text-properties fo:letter-spacing="normal" fo:font-weight="normal"/>
    </style:style>
    <style:style style:name="P4" style:family="paragraph" style:parent-style-name="Preformatted_20_Text">
      <style:paragraph-properties fo:margin-top="0cm" fo:margin-bottom="0.499cm" style:line-height-at-least="0.794cm" fo:text-align="start" style:justify-single-word="false" fo:orphans="2" fo:widows="2"/>
      <style:text-properties fo:letter-spacing="normal" fo:font-weight="normal"/>
    </style:style>
    <style:style style:name="P5" style:family="paragraph" style:parent-style-name="Preformatted_20_Text">
      <style:paragraph-properties fo:margin-top="0cm" fo:margin-bottom="0.499cm" style:line-height-at-least="0.794cm" fo:text-align="start" style:justify-single-word="false" fo:orphans="2" fo:widows="2"/>
    </style:style>
    <style:style style:name="P6" style:family="paragraph" style:parent-style-name="Preformatted_20_Text">
      <style:paragraph-properties fo:margin-top="0cm" fo:margin-bottom="0.499cm" style:line-height-at-least="0.714cm" fo:text-align="start" style:justify-single-word="false" fo:orphans="2" fo:widows="2"/>
      <style:text-properties fo:color="#4f6886" style:text-line-through-style="none" style:font-name="OpenSans-Regular" fo:font-size="15pt" fo:letter-spacing="normal" style:text-underline-style="none" fo:font-weight="normal" style:text-blinking="false"/>
    </style:style>
    <style:style style:name="T1" style:family="text">
      <style:text-properties fo:color="#4f6886" style:text-line-through-style="none" style:font-name="OpenSans-Regular" fo:font-size="15pt" style:text-underline-style="none" style:text-blinking="false"/>
    </style:style>
    <style:style style:name="T2" style:family="text">
      <style:text-properties fo:color="#4f6886" style:text-line-through-style="none" style:font-name="OpenSans-Regular" fo:font-size="15pt" fo:letter-spacing="normal" style:text-underline-style="none" fo:font-weight="normal" style:text-blinking="false"/>
    </style:style>
    <style:style style:name="T3" style:family="text">
      <style:text-properties fo:color="#4f6886" style:text-line-through-style="none" style:font-name="OpenSans-Bold" fo:font-size="15pt" style:text-underline-style="none" fo:font-weight="bold" style:text-blinking="false"/>
    </style:style>
    <style:style style:name="T4" style:family="text">
      <style:text-properties fo:color="#4f6886" style:text-line-through-style="none" style:text-underline-style="none" style:text-blinking="false"/>
    </style:style>
    <style:style style:name="T5" style:family="text">
      <style:text-properties fo:color="#4f6886" style:font-name="OpenSans-Regular" fo:font-size="15pt" style:text-underline-style="solid" style:text-underline-width="auto" style:text-underline-color="font-color"/>
    </style:style>
    <style:style style:name="T6" style:family="text">
      <style:text-properties fo:color="#4f6886" style:font-name="OpenSans-Bold" fo:font-size="21pt" style:text-underline-style="solid" style:text-underline-width="auto" style:text-underline-color="font-color" fo:font-weight="bold"/>
    </style:style>
    <style:style style:name="T7" style:family="text">
      <style:text-properties fo:font-variant="normal" fo:text-transform="none" fo:color="#4f6886" style:text-line-through-style="none" style:font-name="OpenSans-Bold" fo:font-size="18pt" fo:letter-spacing="normal" fo:font-style="normal" style:text-underline-style="none" fo:font-weight="bold" style:text-blinking="false"/>
    </style:style>
    <style:style style:name="T8" style:family="text">
      <style:text-properties fo:font-variant="normal" fo:text-transform="none" fo:color="#4f6886" style:text-line-through-style="none" style:font-name="OpenSans-Bold" fo:font-size="18pt" fo:font-style="normal" style:text-underline-style="none" fo:font-weight="bold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voyer un mail</text:p>
      <text:p text:style-name="Standard"/>
      <text:p text:style-name="P2"><text:bookmark text:name="attr-4a6b8db8-3f96-45bd-bc97-947bcaa3456f"/>Vous voulez envoyer des informations, des photos ou raconter votre weekend, prendre des nouvelles de la famille, des amis. Tout cela est possible avec un email.</text:p>
      <text:p text:style-name="P3"><text:bookmark text:name="attr-4a6b8db8-3f96-45bd-bc97-947bcaa3456f2"/><text:bookmark text:name="attr-4a6b8db8-3f96-45bd-bc97-947bcaa3456f1"/><text:span text:style-name="T1">Avant tout, vous devez avoir créé une</text:span><text:bookmark text:name="attr-b08b4472-b4eb-4570-83f2-6f64791a90a0"/><text:span text:style-name="T4"> </text:span><text:span text:style-name="T3">adresse email</text:span><text:bookmark text:name="attr-855bbeec-83ad-442a-bad7-5975d0465942"/><text:span text:style-name="T1">. Si ce n'est pas encore la cas, nous vous aidons à en créer une </text:span><text:bookmark text:name="attr-73786158-eb2c-4cf6-840b-701d246f7755"/><text:span text:style-name="T5">ici</text:span><text:bookmark text:name="attr-f3256ab2-2fa8-4a0b-826b-c1a65270b603"/><text:span text:style-name="T1">.</text:span></text:p>
      <text:p text:style-name="P3"><text:span text:style-name="T1"/></text:p>
      <text:p text:style-name="P6"><text:bookmark text:name="attr-39e05c3b-a37a-4255-9cec-e7cbd7e35b57"/>L’email est utilisé essentiellement pour les échanges plus formels ou pour conserver des <text:s/>conversations et éléments plus simplement (photos, liens). Il se rapproche d’un courrier traditionnel et votre boite email est comme votre boite aux lettres.</text:p>
      <text:p text:style-name="P1"><text:bookmark text:name="attr-39e05c3b-a37a-4255-9cec-e7cbd7e35b572"/><text:bookmark text:name="attr-39e05c3b-a37a-4255-9cec-e7cbd7e35b571"/>Selon votre choix d’hébergement (la marque de la boite aux lettres), il est possible que l’allure soit un peu différente mais vous retrouverez toujours les aspects suivants :</text:p>
      <text:p text:style-name="P1"><text:bookmark text:name="attr-39e05c3b-a37a-4255-9cec-e7cbd7e35b574"/><text:bookmark text:name="attr-39e05c3b-a37a-4255-9cec-e7cbd7e35b573"/>- Envoyer un email</text:p>
      <text:p text:style-name="P1"><text:bookmark text:name="attr-39e05c3b-a37a-4255-9cec-e7cbd7e35b576"/><text:bookmark text:name="attr-39e05c3b-a37a-4255-9cec-e7cbd7e35b575"/>- Boite de réception</text:p>
      <text:p text:style-name="P1"><text:bookmark text:name="attr-39e05c3b-a37a-4255-9cec-e7cbd7e35b578"/><text:bookmark text:name="attr-39e05c3b-a37a-4255-9cec-e7cbd7e35b577"/>- Boite d’envoi</text:p>
      <text:p text:style-name="P1"><text:bookmark text:name="attr-39e05c3b-a37a-4255-9cec-e7cbd7e35b5710"/><text:bookmark text:name="attr-39e05c3b-a37a-4255-9cec-e7cbd7e35b579"/>- Brouillons</text:p>
      <text:p text:style-name="P1"><text:bookmark text:name="attr-39e05c3b-a37a-4255-9cec-e7cbd7e35b5712"/><text:bookmark text:name="attr-39e05c3b-a37a-4255-9cec-e7cbd7e35b5711"/>Écrire un email est comme écrire une lettre : vous choisissez le destinataire, un sujet, et lorsque c’est prêt, vous envoyer.</text:p>
      <text:p text:style-name="P4"><text:bookmark text:name="attr-39e05c3b-a37a-4255-9cec-e7cbd7e35b5714"/><text:bookmark text:name="attr-39e05c3b-a37a-4255-9cec-e7cbd7e35b5713"/><text:span text:style-name="T1">Les boites de messagerie les plus connues sont </text:span><text:bookmark text:name="attr-aa9a9956-ed10-44ba-82fa-300d6890d243"/><text:span text:style-name="T6">Gmail</text:span><text:bookmark text:name="attr-7fba919e-2d96-4d97-b614-54fa1c666fda"/><text:span text:style-name="T4"> </text:span><text:bookmark text:name="attr-173298a0-db44-4340-8192-17fba88eff2c"/><text:span text:style-name="T1">et </text:span><text:bookmark text:name="attr-4e335c25-753f-4d27-9248-44b7940aefaa"/><text:span text:style-name="T6">Outlook</text:span><text:bookmark text:name="attr-cb4e53bd-6f5b-42da-908b-0826f1e2f2d4"/><text:span text:style-name="T4"> </text:span><text:bookmark text:name="attr-9332c5fd-6985-4d3a-818d-3763730d9d69"/><text:span text:style-name="T1">mais il en existe d'autres.</text:span></text:p>
      <text:p text:style-name="P4"><text:span text:style-name="T1"/></text:p>
      <text:p text:style-name="P5"><text:span text:style-name="T7">Comment utiliser Gmail</text:span><text:span text:style-name="T2"> <text:line-break/></text:span><text:a xlink:type="simple" xlink:href="https://fr.wikihow.com/utiliser-Gmail" text:style-name="Internet_20_link" text:visited-style-name="Visited_20_Internet_20_Link">https://fr.wikihow.com/utiliser-Gmail</text:a><text:span text:style-name="T1"> </text:span><text:span text:style-name="T2"><text:line-break/></text:span><text:span text:style-name="T7">Comment utiliser Outlook</text:span><text:span text:style-name="T2"> </text:span></text:p>
      <text:p text:style-name="P3"><text:span text:style-name="T1"/></text:p>
      <text:p text:style-name="Text_20_body"><text:line-break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ans-Bold" svg:font-family="OpenSans-Bold, 'Open Sans', 'Open Sans', MS-Gothic"/>
    <style:font-face style:name="OpenSans-Regular" svg:font-family="OpenSans-Regular, 'Open Sans', 'Open Sans', MS-Gothic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ine Larmuseau</meta:initial-creator>
    <meta:creation-date>2020-04-04T16:11:30.40</meta:creation-date>
    <dc:date>2020-04-04T16:13:56.56</dc:date>
    <dc:creator>Carine Larmuseau</dc:creator>
    <meta:editing-duration>PT2M24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2" meta:paragraph-count="13" meta:word-count="174" meta:character-count="1086"/>
  </office:meta>
</office:document-meta>
</file>